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C10000014C6949BDD1AA5487DB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1" svg:font-family="Mangal"/>
    <style:font-face style:name="TTE1A6E840t00" svg:font-family="TTE1A6E840t00, 'Times New Roman'"/>
    <style:font-face style:name="Times-Roman" svg:font-family="Times-Roman, 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93cm" style:rel-column-width="9995*"/>
    </style:style>
    <style:style style:name="Table1.B" style:family="table-column">
      <style:table-column-properties style:column-width="5.115cm" style:rel-column-width="19718*"/>
    </style:style>
    <style:style style:name="Table1.C" style:family="table-column">
      <style:table-column-properties style:column-width="9.292cm" style:rel-column-width="358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115da9" style:font-size-asian="12pt" style:font-weight-asian="bold" style:font-name-complex="Spranq eco sans" style:font-size-complex="12pt" style:font-weight-complex="bold"/>
    </style:style>
    <style:style style:name="P2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0fcbfd" style:font-size-asian="12pt" style:font-weight-asian="bold" style:font-name-complex="Spranq eco sans" style:font-size-complex="12pt" style:font-weight-complex="bold"/>
    </style:style>
    <style:style style:name="P3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rsid="000fcbfd" officeooo:paragraph-rsid="0005593b" style:font-size-asian="12pt" style:font-weight-asian="bold" style:font-name-complex="Spranq eco sans" style:font-size-complex="12pt" style:font-weight-complex="bold"/>
    </style:style>
    <style:style style:name="P4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officeooo:paragraph-rsid="0007ddb6" style:font-size-asian="10pt" style:font-name-complex="Arial" style:font-size-complex="10pt"/>
    </style:style>
    <style:style style:name="P5" style:family="paragraph" style:parent-style-name="Footer">
      <style:text-properties style:font-name="Ecofont Vera Sans" fo:font-size="10pt" officeooo:paragraph-rsid="0007ddb6" style:font-size-asian="10pt" style:font-name-complex="Ecofont Vera Sans" style:font-size-complex="10pt"/>
    </style:style>
    <style:style style:name="P6" style:family="paragraph" style:parent-style-name="Footer">
      <style:text-properties style:font-name="Ecofont Vera Sans" fo:font-size="10pt" officeooo:paragraph-rsid="0007ddb6" style:font-name-asian="Ecofont Vera Sans" style:font-size-asian="10pt" style:font-name-complex="Ecofont Vera Sans" style:font-size-complex="10pt"/>
    </style:style>
    <style:style style:name="P7" style:family="paragraph" style:parent-style-name="Standard">
      <style:text-properties officeooo:paragraph-rsid="0007ddb6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bold" officeooo:rsid="00115da9" officeooo:paragraph-rsid="00115da9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fo:font-style="normal" fo:font-weight="bold" officeooo:rsid="00115da9" officeooo:paragraph-rsid="001b053c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115da9" officeooo:paragraph-rsid="001b053c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2dae8c" officeooo:paragraph-rsid="002dae8c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330c69" officeooo:paragraph-rsid="00330c69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normal" fo:font-weight="bold" officeooo:rsid="00330c69" officeooo:paragraph-rsid="0045f4c3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font-style="normal" fo:font-weight="normal" officeooo:rsid="00e6c535" officeooo:paragraph-rsid="0045ea50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25121e" officeooo:paragraph-rsid="00529d90" fo:background-color="#dddddd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eb3e53" officeooo:paragraph-rsid="0045f4c3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normal" officeooo:rsid="005d2213" officeooo:paragraph-rsid="005d2213" style:font-name-asian="Times-Roman" style:font-size-asian="12pt" style:font-style-asian="normal" style:font-weight-asian="normal" style:font-name-complex="Ecofont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bold" officeooo:rsid="003a5535" officeooo:paragraph-rsid="004a2d03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fo:color="#000000" style:font-name="Liberation Serif" fo:font-size="12pt" fo:language="pt" fo:country="BR" fo:font-style="normal" fo:font-weight="bold" officeooo:rsid="005f0c89" officeooo:paragraph-rsid="005f0c89" fo:background-color="#ffcc00" style:font-name-asian="Times-Roman" style:font-size-asian="12pt" style:font-style-asian="normal" style:font-weight-asian="bold" style:font-name-complex="Ecofont Vera Sans" style:font-size-complex="12pt" style:font-style-complex="normal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fo:color="#000000" style:font-name="Liberation Serif" fo:font-size="14pt" fo:font-style="normal" fo:font-weight="bold" officeooo:rsid="003a5535" officeooo:paragraph-rsid="0045ea50" style:font-name-asian="Times-Roman" style:font-size-asian="14pt" style:font-style-asian="normal" style:font-weight-asian="bold" style:font-name-complex="Ecofont Vera Sans" style:font-size-complex="14pt" style:font-style-complex="normal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37e9b3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3a5535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3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3f330f" officeooo:paragraph-rsid="003f330f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4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e94cf7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5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3aa465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6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3aa465" officeooo:paragraph-rsid="00607524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7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4a2d03" officeooo:paragraph-rsid="004a6e51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8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4a2d03" officeooo:paragraph-rsid="004a2d0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29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4a92af" officeooo:paragraph-rsid="004a92af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529d90" officeooo:paragraph-rsid="00529d9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1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58b7fb" officeooo:paragraph-rsid="0058b7fb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639a03" officeooo:paragraph-rsid="00639a0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3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665323" officeooo:paragraph-rsid="0066532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536e84" officeooo:paragraph-rsid="00536e84" fo:background-color="#fff20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58b7fb" officeooo:paragraph-rsid="0058b7fb" fo:background-color="#ffcc0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fo:font-weight="normal" officeooo:rsid="0045ea50" officeooo:paragraph-rsid="0045ea50" fo:background-color="#ffcc0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ce4848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8" style:family="paragraph" style:parent-style-name="Standard">
      <style:text-properties fo:color="#000000" style:font-name="Liberation Serif" fo:font-size="11pt" fo:language="pt" fo:country="BR" fo:font-style="normal" fo:font-weight="normal" officeooo:rsid="003f330f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39" style:family="paragraph" style:parent-style-name="Standard">
      <style:text-properties fo:color="#000000" style:font-name="Liberation Serif" fo:font-size="11pt" fo:language="pt" fo:country="BR" fo:font-style="normal" fo:font-weight="normal" officeooo:rsid="00e4f20b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0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eb3e53" officeooo:paragraph-rsid="0045f4c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1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3aa465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5c37b7" officeooo:paragraph-rsid="005c37b7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5a3f64" officeooo:paragraph-rsid="005a3f64" fo:background-color="#ffcc0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5c37b7" officeooo:paragraph-rsid="005c37b7" fo:background-color="#ffcc0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45" style:family="paragraph" style:parent-style-name="Standard">
      <style:text-properties style:font-name="Liberation Serif" fo:font-size="12pt" fo:language="pt" fo:country="BR" officeooo:rsid="00cd6292" officeooo:paragraph-rsid="0045ea50" style:font-size-asian="12pt" style:font-size-complex="12pt"/>
    </style:style>
    <style:style style:name="P46" style:family="paragraph" style:parent-style-name="Standard">
      <style:text-properties style:font-name="Liberation Serif" fo:font-size="12pt" fo:language="pt" fo:country="BR" officeooo:rsid="00df2306" officeooo:paragraph-rsid="0045ea50" style:font-size-asian="12pt" style:font-size-complex="12pt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Liberation Serif" fo:font-size="12pt" fo:language="pt" fo:country="BR" officeooo:rsid="003a5535" officeooo:paragraph-rsid="0045ea50" style:font-size-asian="12pt" style:font-size-complex="12pt"/>
    </style:style>
    <style:style style:name="P48" style:family="paragraph" style:parent-style-name="Standard">
      <style:text-properties style:font-name="Liberation Serif" fo:font-size="12pt" fo:language="pt" fo:country="BR" officeooo:rsid="00e704c9" officeooo:paragraph-rsid="0045ea50" style:font-size-asian="12pt" style:font-size-complex="12pt"/>
    </style:style>
    <style:style style:name="P49" style:family="paragraph" style:parent-style-name="Standard">
      <style:text-properties style:font-name="Liberation Serif" fo:font-size="12pt" fo:language="pt" fo:country="BR" officeooo:rsid="0025121e" officeooo:paragraph-rsid="00529d90" style:font-size-asian="12pt" style:font-size-complex="12pt"/>
    </style:style>
    <style:style style:name="P50" style:family="paragraph" style:parent-style-name="Standard">
      <loext:graphic-properties draw:fill="solid" draw:fill-color="#bce4e5" draw:opacity="100%"/>
      <style:paragraph-properties fo:text-align="center" style:justify-single-word="false" fo:background-color="#bce4e5"/>
      <style:text-properties style:font-name="Liberation Serif" fo:font-size="12pt" fo:language="pt" fo:country="BR" fo:font-weight="bold" officeooo:rsid="00cd6292" officeooo:paragraph-rsid="00529d90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Serif" fo:font-size="11pt" fo:language="pt" fo:country="BR" officeooo:rsid="00cd6292" officeooo:paragraph-rsid="0045ea50" style:font-size-asian="11pt" style:font-size-complex="11pt"/>
    </style:style>
    <style:style style:name="P52" style:family="paragraph" style:parent-style-name="Standard">
      <style:text-properties style:font-name="Liberation Serif" fo:font-size="11pt" fo:language="pt" fo:country="BR" officeooo:rsid="00cd6292" officeooo:paragraph-rsid="003ceb19" style:font-size-asian="11pt" style:font-size-complex="11pt"/>
    </style:style>
    <style:style style:name="P53" style:family="paragraph" style:parent-style-name="Standard">
      <style:text-properties style:font-name="Liberation Serif" fo:font-size="11pt" fo:language="pt" fo:country="BR" officeooo:rsid="00df2306" officeooo:paragraph-rsid="0045ea50" style:font-size-asian="11pt" style:font-size-complex="11pt"/>
    </style:style>
    <style:style style:name="P54" style:family="paragraph" style:parent-style-name="Standard">
      <style:text-properties style:font-name="Liberation Serif" fo:font-size="11pt" fo:language="pt" fo:country="BR" officeooo:rsid="00e704c9" officeooo:paragraph-rsid="0045ea50" style:font-size-asian="11pt" style:font-size-complex="11pt"/>
    </style:style>
    <style:style style:name="P55" style:family="paragraph" style:parent-style-name="Standard">
      <style:text-properties style:font-name="Liberation Serif" fo:font-size="11pt" fo:language="pt" fo:country="BR" officeooo:rsid="0025121e" officeooo:paragraph-rsid="0045ea50" style:font-size-asian="11pt" style:font-size-complex="11pt"/>
    </style:style>
    <style:style style:name="P56" style:family="paragraph" style:parent-style-name="Standard">
      <style:text-properties style:font-name="Liberation Serif" fo:font-size="11pt" fo:language="pt" fo:country="BR" fo:font-weight="bold" officeooo:rsid="00df2306" officeooo:paragraph-rsid="0045ea50" style:font-size-asian="11pt" style:font-weight-asian="bold" style:font-size-complex="11pt" style:font-weight-complex="bold"/>
    </style:style>
    <style:style style:name="P57" style:family="paragraph" style:parent-style-name="Standard">
      <style:text-properties style:font-name="Liberation Serif" fo:font-size="11pt" fo:language="pt" fo:country="BR" fo:font-weight="bold" officeooo:rsid="00e94cf7" officeooo:paragraph-rsid="0045ea50" style:font-size-asian="11pt" style:font-weight-asian="bold" style:font-size-complex="11pt" style:font-weight-complex="bold"/>
    </style:style>
    <style:style style:name="P58" style:family="paragraph" style:parent-style-name="Standard">
      <style:text-properties style:font-name="Liberation Serif" fo:font-size="11pt" fo:language="pt" fo:country="BR" fo:font-weight="bold" officeooo:rsid="00e0433a" officeooo:paragraph-rsid="0045ea50" style:font-size-asian="11pt" style:font-weight-asian="bold" style:font-size-complex="11pt" style:font-weight-complex="bold"/>
    </style:style>
    <style:style style:name="P59" style:family="paragraph" style:parent-style-name="Standard">
      <style:text-properties style:font-name="Liberation Serif" fo:font-size="11pt" officeooo:rsid="00cd6292" officeooo:paragraph-rsid="0045ea50" style:font-size-asian="11pt" style:font-size-complex="11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style:font-name="Liberation Serif" fo:font-size="11pt" fo:font-style="normal" fo:font-weight="normal" officeooo:rsid="00529d90" officeooo:paragraph-rsid="001b053c" fo:background-color="#dddddd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61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officeooo:paragraph-rsid="004a2d03" style:font-name-asian="TTE1A6E840t00" style:font-size-asian="11pt" style:font-style-asian="normal" style:font-name-complex="Ecofont Vera Sans" style:font-size-complex="11pt" style:font-style-complex="normal"/>
    </style:style>
    <style:style style:name="P62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normal" officeooo:rsid="00686ed5" officeooo:paragraph-rsid="00686ed5" fo:background-color="#ffcc00" style:font-name-asian="TTE1A6E840t00" style:font-size-asian="11pt" style:font-style-asian="normal" style:font-name-complex="Ecofont Vera Sans" style:font-size-complex="11pt" style:font-style-complex="normal"/>
    </style:style>
    <style:style style:name="P63" style:family="paragraph" style:parent-style-name="Standard">
      <style:text-properties fo:color="#000000" style:font-name="Liberation Serif" fo:font-size="11pt" fo:language="pt" fo:country="BR" fo:font-style="normal" fo:font-weight="normal" officeooo:rsid="00e337e8" officeooo:paragraph-rsid="0045ea50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eb3e53" officeooo:paragraph-rsid="0045f4c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f33338" officeooo:paragraph-rsid="004a2d03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66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language="pt" fo:country="BR" fo:font-style="normal" fo:font-weight="normal" officeooo:rsid="005f0c89" officeooo:paragraph-rsid="005f0c89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P67" style:family="paragraph" style:parent-style-name="Standard">
      <style:paragraph-properties fo:line-height="100%" fo:text-align="justify" style:justify-single-word="false"/>
      <style:text-properties fo:color="#000000" style:font-name="Liberation Serif" fo:font-size="11pt" fo:font-style="italic" officeooo:paragraph-rsid="004a2d03" style:font-name-asian="TTE1A6E840t00" style:font-size-asian="11pt" style:font-style-asian="italic" style:font-name-complex="Ecofont Vera Sans" style:font-size-complex="11pt" style:font-style-complex="italic"/>
    </style:style>
    <style:style style:name="P68" style:family="paragraph" style:parent-style-name="Table_20_Contents">
      <style:paragraph-properties fo:text-align="justify" style:justify-single-word="false"/>
      <style:text-properties style:font-name="Liberation Serif" fo:font-size="11pt" officeooo:rsid="00668588" officeooo:paragraph-rsid="00668588" style:font-name-asian="TTE1A6E840t00" style:font-size-asian="11pt" style:font-name-complex="Ecofont Vera Sans" style:font-size-complex="11pt"/>
    </style:style>
    <style:style style:name="P69" style:family="paragraph" style:parent-style-name="Text_20_body">
      <style:paragraph-properties fo:margin-top="0cm" fo:margin-bottom="0cm" loext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6pt" fo:font-weight="bold" officeooo:rsid="00156b7c" officeooo:paragraph-rsid="00156b7c" style:font-size-asian="16pt" style:font-weight-asian="bold" style:font-name-complex="Spranq eco sans" style:font-size-complex="16pt" style:font-weight-complex="bold"/>
    </style:style>
    <style:style style:name="T1" style:family="text">
      <style:text-properties officeooo:rsid="004d1fb6"/>
    </style:style>
    <style:style style:name="T2" style:family="text">
      <style:text-properties officeooo:rsid="002dae8c"/>
    </style:style>
    <style:style style:name="T3" style:family="text">
      <style:text-properties fo:color="#000000" fo:font-style="normal" fo:font-weight="normal" style:font-name-asian="Times-Roman" style:font-style-asian="normal" style:font-weight-asian="normal" style:font-name-complex="Ecofont Vera Sans" style:font-style-complex="normal" style:font-weight-complex="normal"/>
    </style:style>
    <style:style style:name="T4" style:family="text">
      <style:text-properties fo:color="#000000" fo:font-style="normal" fo:font-weight="normal" officeooo:rsid="00e337e8" style:font-name-asian="Times-Roman" style:font-style-asian="normal" style:font-weight-asian="normal" style:font-name-complex="Ecofont Vera Sans" style:font-style-complex="normal" style:font-weight-complex="normal"/>
    </style:style>
    <style:style style:name="T5" style:family="text">
      <style:text-properties fo:color="#000000" fo:font-style="normal" fo:font-weight="normal" officeooo:rsid="00e4f20b" style:font-name-asian="Times-Roman" style:font-style-asian="normal" style:font-weight-asian="normal" style:font-name-complex="Ecofont Vera Sans" style:font-style-complex="normal" style:font-weight-complex="normal"/>
    </style:style>
    <style:style style:name="T6" style:family="text">
      <style:text-properties fo:color="#000000" fo:font-style="normal" fo:font-weight="bold" officeooo:rsid="00e4f20b" style:font-name-asian="Times-Roman" style:font-style-asian="normal" style:font-weight-asian="bold" style:font-name-complex="Ecofont Vera Sans" style:font-style-complex="normal" style:font-weight-complex="bold"/>
    </style:style>
    <style:style style:name="T7" style:family="text">
      <style:text-properties fo:color="#000000" fo:font-size="11pt" fo:font-style="normal" fo:font-weight="normal" officeooo:rsid="00cd6292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T8" style:family="text">
      <style:text-properties fo:color="#000000" fo:font-size="11pt" fo:font-style="normal" fo:font-weight="normal" officeooo:rsid="00ce4848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T9" style:family="text">
      <style:text-properties fo:color="#000000" fo:font-size="11pt" fo:font-style="normal" fo:font-weight="normal" officeooo:rsid="00e337e8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T10" style:family="text">
      <style:text-properties fo:color="#000000" fo:font-size="11pt" fo:font-style="normal" fo:font-weight="normal" officeooo:rsid="00e4f20b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T11" style:family="text">
      <style:text-properties fo:color="#000000" fo:font-size="11pt" fo:font-style="normal" fo:font-weight="normal" officeooo:rsid="003f330f" style:font-name-asian="Times-Roman" style:font-size-asian="11pt" style:font-style-asian="normal" style:font-weight-asian="normal" style:font-name-complex="Ecofont Vera Sans" style:font-size-complex="11pt" style:font-style-complex="normal" style:font-weight-complex="normal"/>
    </style:style>
    <style:style style:name="T12" style:family="text">
      <style:text-properties fo:color="#000000" fo:font-size="11pt" fo:font-style="italic" fo:font-weight="normal" officeooo:rsid="00cd6292" style:font-name-asian="Times-Roman" style:font-size-asian="11pt" style:font-style-asian="italic" style:font-weight-asian="normal" style:font-name-complex="Ecofont Vera Sans" style:font-size-complex="11pt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dae8c" style:font-weight-asian="normal" style:font-weight-complex="normal"/>
    </style:style>
    <style:style style:name="T15" style:family="text">
      <style:text-properties fo:font-weight="normal" officeooo:rsid="002f7bd5" style:font-weight-asian="normal" style:font-weight-complex="normal"/>
    </style:style>
    <style:style style:name="T16" style:family="text">
      <style:text-properties fo:font-weight="normal" officeooo:rsid="00330c69" style:font-weight-asian="normal" style:font-weight-complex="normal"/>
    </style:style>
    <style:style style:name="T17" style:family="text">
      <style:text-properties fo:language="pt" fo:country="BR"/>
    </style:style>
    <style:style style:name="T18" style:family="text">
      <style:text-properties fo:language="pt" fo:country="BR" officeooo:rsid="00e9f4ce"/>
    </style:style>
    <style:style style:name="T19" style:family="text">
      <style:text-properties fo:language="pt" fo:country="BR" fo:font-style="italic" style:font-style-asian="italic" style:font-style-complex="italic"/>
    </style:style>
    <style:style style:name="T20" style:family="text">
      <style:text-properties officeooo:rsid="003a5535"/>
    </style:style>
    <style:style style:name="T21" style:family="text">
      <style:text-properties officeooo:rsid="003aa465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a5535" style:font-weight-asian="bold" style:font-weight-complex="bold"/>
    </style:style>
    <style:style style:name="T24" style:family="text">
      <style:text-properties officeooo:rsid="004a2d03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officeooo:rsid="00e0433a" style:font-size-asian="11pt" style:font-size-complex="11pt"/>
    </style:style>
    <style:style style:name="T27" style:family="text">
      <style:text-properties fo:font-size="11pt" officeooo:rsid="00e86e73" style:font-size-asian="11pt" style:font-size-complex="11pt"/>
    </style:style>
    <style:style style:name="T28" style:family="text">
      <style:text-properties fo:font-size="11pt" officeooo:rsid="00e94cf7" style:font-size-asian="11pt" style:font-size-complex="11pt"/>
    </style:style>
    <style:style style:name="T29" style:family="text">
      <style:text-properties fo:font-size="11pt" fo:font-style="italic" officeooo:rsid="00e0433a" style:font-size-asian="11pt" style:font-style-asian="italic" style:font-size-complex="11pt" style:font-style-complex="italic"/>
    </style:style>
    <style:style style:name="T30" style:family="text">
      <style:text-properties fo:font-size="11pt" fo:font-style="italic" fo:font-weight="normal" officeooo:rsid="00f33338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font-size="11pt" fo:font-style="italic" fo:font-weight="normal" officeooo:rsid="00cd6292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11pt" fo:font-weight="normal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efc360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cd6292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0f169df" style:font-size-asian="11pt" style:font-weight-asian="normal" style:font-size-complex="11pt" style:font-weight-complex="normal"/>
    </style:style>
    <style:style style:name="T36" style:family="text">
      <style:text-properties fo:font-size="11pt" fo:font-weight="normal" officeooo:rsid="00f33338" style:font-size-asian="11pt" style:font-weight-asian="normal" style:font-size-complex="11pt" style:font-weight-complex="normal"/>
    </style:style>
    <style:style style:name="T37" style:family="text">
      <style:text-properties fo:font-size="11pt" fo:language="pt" fo:country="BR" style:font-size-asian="11pt" style:font-size-complex="11pt"/>
    </style:style>
    <style:style style:name="T38" style:family="text">
      <style:text-properties fo:font-size="11pt" fo:language="pt" fo:country="BR" officeooo:rsid="003f330f" style:font-size-asian="11pt" style:font-size-complex="11pt"/>
    </style:style>
    <style:style style:name="T39" style:family="text">
      <style:text-properties fo:font-size="11pt" fo:language="pt" fo:country="BR" officeooo:rsid="00e704c9" style:font-size-asian="11pt" style:font-size-complex="11pt"/>
    </style:style>
    <style:style style:name="T40" style:family="text">
      <style:text-properties fo:font-size="11pt" fo:language="pt" fo:country="BR" fo:font-style="italic" officeooo:rsid="00e704c9" style:font-size-asian="11pt" style:font-style-asian="italic" style:font-size-complex="11pt" style:font-style-complex="italic"/>
    </style:style>
    <style:style style:name="T4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2" style:family="text">
      <style:text-properties fo:font-size="11pt" fo:background-color="#ffcc00" loext:char-shading-value="0" style:font-size-asian="11pt" style:font-size-complex="11pt"/>
    </style:style>
    <style:style style:name="T43" style:family="text">
      <style:text-properties fo:font-size="11pt" officeooo:rsid="005f0c89" fo:background-color="#ffcc00" loext:char-shading-value="0" style:font-size-asian="11pt" style:font-size-complex="11pt"/>
    </style:style>
    <style:style style:name="T44" style:family="text">
      <style:text-properties officeooo:rsid="004a92af"/>
    </style:style>
    <style:style style:name="T45" style:family="text">
      <style:text-properties officeooo:rsid="00529d90"/>
    </style:style>
    <style:style style:name="T46" style:family="text">
      <style:text-properties style:text-underline-style="solid" style:text-underline-width="auto" style:text-underline-color="font-color" officeooo:rsid="00529d90"/>
    </style:style>
    <style:style style:name="T47" style:family="text">
      <style:text-properties officeooo:rsid="00536e84"/>
    </style:style>
    <style:style style:name="T48" style:family="text">
      <style:text-properties officeooo:rsid="005572ce"/>
    </style:style>
    <style:style style:name="T49" style:family="text">
      <style:text-properties officeooo:rsid="005a3f64"/>
    </style:style>
    <style:style style:name="T50" style:family="text">
      <style:text-properties officeooo:rsid="005f0c89"/>
    </style:style>
    <style:style style:name="T51" style:family="text">
      <style:text-properties fo:background-color="#ffcc00" loext:char-shading-value="0"/>
    </style:style>
    <style:style style:name="T52" style:family="text">
      <style:text-properties officeooo:rsid="00665323" fo:background-color="#ffcc00" loext:char-shading-value="0"/>
    </style:style>
    <style:style style:name="T53" style:family="text">
      <style:text-properties officeooo:rsid="004f93c0" fo:background-color="#ffcc00" loext:char-shading-value="0"/>
    </style:style>
    <style:style style:name="T54" style:family="text">
      <style:text-properties officeooo:rsid="00607524"/>
    </style:style>
    <style:style style:name="T55" style:family="text">
      <style:text-properties officeooo:rsid="0060c661"/>
    </style:style>
    <style:style style:name="T56" style:family="text">
      <style:text-properties fo:font-style="italic" officeooo:rsid="006348e1" style:font-style-asian="italic" style:font-style-complex="italic"/>
    </style:style>
    <style:style style:name="T57" style:family="text">
      <style:text-properties officeooo:rsid="00627a33"/>
    </style:style>
    <style:style style:name="T58" style:family="text">
      <style:text-properties officeooo:rsid="006348e1"/>
    </style:style>
    <style:style style:name="T59" style:family="text">
      <style:text-properties officeooo:rsid="0065532f"/>
    </style:style>
    <style:style style:name="T60" style:family="text">
      <style:text-properties officeooo:rsid="00668588"/>
    </style:style>
    <style:style style:name="T61" style:family="text">
      <style:text-properties officeooo:rsid="0067babb"/>
    </style:style>
    <style:style style:name="T62" style:family="text">
      <style:text-properties officeooo:rsid="00686e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9"/>
      <table:table table:name="Table2" table:style-name="Table2">
        <table:table-column table:style-name="Table2.A"/>
        <table:table-row table:style-name="TableLine94558486242896">
          <table:table-cell table:style-name="Table2.A1" office:value-type="string">
            <text:p text:style-name="P11">Nome do aluno: </text:p>
          </table:table-cell>
        </table:table-row>
        <table:table-row table:style-name="TableLine94558139367168">
          <table:table-cell table:style-name="Table2.A2" office:value-type="string">
            <text:p text:style-name="P13"><text:span text:style-name="T13">Curso:</text:span> Graduação em Tecnologias da Informação e Comunicação</text:p>
          </table:table-cell>
        </table:table-row>
        <table:table-row table:style-name="TableLine94558316968192">
          <table:table-cell table:style-name="Table2.A2" office:value-type="string">
            <text:p text:style-name="P10"><text:span text:style-name="T16">Disciplina</text:span><text:span text:style-name="T14">: </text:span><text:span text:style-name="T2">DEC7126 - Redes de Computadores I</text:span></text:p>
          </table:table-cell>
        </table:table-row>
        <table:table-row table:style-name="TableLine94558376896096">
          <table:table-cell table:style-name="Table2.A2" office:value-type="string">
            <text:p text:style-name="P12"><text:span text:style-name="T13">Assunto: </text:span><text:span text:style-name="T45">Internet: </text:span><text:span text:style-name="T60">organizações internacionais e nacionais e extração de informações básicas de Internet</text:span></text:p>
          </table:table-cell>
        </table:table-row>
        <table:table-row table:style-name="TableLine94558341789584">
          <table:table-cell table:style-name="Table2.A2" office:value-type="string">
            <text:p text:style-name="P10"><text:span text:style-name="T15">Data para entrega</text:span>: <text:span text:style-name="T60">24</text:span><text:span text:style-name="T48">/0</text:span><text:span text:style-name="T60">5</text:span><text:span text:style-name="T48">/20</text:span><text:span text:style-name="T60">22</text:span></text:p>
          </table:table-cell>
        </table:table-row>
      </table:table>
      <text:p text:style-name="P60"/>
      <text:p text:style-name="P30"/>
      <text:p text:style-name="P49"/>
      <text:p text:style-name="P50">Organismos e organizações responsáveis por normas e padrões de Internet <text:span text:style-name="T45">quanto a </text:span><text:span text:style-name="T46">endereços</text:span><text:span text:style-name="T45"> e </text:span><text:span text:style-name="T46">nomes</text:span></text:p>
      <text:p text:style-name="P15"/>
      <text:p text:style-name="P59"><text:span text:style-name="T17">Os números de endereços IP (IPv4 e IPv6) são atribuídos de forma hierárquica. Um usuário local (pessoa física, empresa, organização, etc) obtém um endereço de um provedor de serviço local (</text:span><text:span text:style-name="T19">Internet Service Provider</text:span><text:span text:style-name="T17"> – ISP), o qual recebe uma faixa de endereços de um registrador de Internet local (</text:span><text:span text:style-name="T19">Local Internet Registry</text:span><text:span text:style-name="T17"> – LIR) ou de um registrador de Internet nacional (</text:span><text:span text:style-name="T19">National Internet Registry</text:span><text:span text:style-name="T17"> – NIR) e estes do registrador de Internet regional (</text:span><text:span text:style-name="T19">Regional Internet Registry</text:span><text:span text:style-name="T17"> – RIR).</text:span></text:p>
      <text:p text:style-name="P51">Para endereços registrados no Brasil, a hierarquia compreende:</text:p>
      <text:p text:style-name="P52"/>
      <text:p text:style-name="P51">1 – ISP local</text:p>
      <text:p text:style-name="P45"><text:span text:style-name="T25">2 – </text:span><text:span text:style-name="T26">NIC.br – Núcleo de Informação e Coordenação do Ponto BR – </text:span><text:a xlink:type="simple" xlink:href="https://nic.br/" text:style-name="Internet_20_link" text:visited-style-name="Visited_20_Internet_20_Link"><text:span text:style-name="T26">https://nic.br</text:span></text:a><text:span text:style-name="T26"> – coordena a distribuição no Brasil dos endereços IPv4 e IPv6.</text:span></text:p>
      <text:p text:style-name="P45"><text:span text:style-name="T25">3 – LACNIC – </text:span><text:span text:style-name="T29">Casa de Internet de Latinoamérica y el Caribe</text:span><text:span text:style-name="T25"> – </text:span><text:a xlink:type="simple" xlink:href="https://www.lacnic.net/" text:style-name="Internet_20_link" text:visited-style-name="Visited_20_Internet_20_Link"><text:span text:style-name="T25">https://www.lacnic.net</text:span></text:a><text:span text:style-name="T25"> (América Latina e Ilhas Caribenhas)</text:span></text:p>
      <text:p text:style-name="P51"/>
      <text:p text:style-name="P47"><text:span text:style-name="T7">A organização que coordena os registradores regionais é a </text:span><text:span text:style-name="T8">IANA </text:span><text:span text:style-name="T7">(</text:span><text:span text:style-name="T12">Internet Assigned Numbers Authoriry</text:span><text:span text:style-name="T7">)</text:span><text:span text:style-name="T8">. </text:span><text:span text:style-name="T7">Além dessas funções também </text:span><text:span text:style-name="T8">é resp</text:span><text:span text:style-name="T7">o</text:span><text:span text:style-name="T8">nsável pela alocação de números para os diversos protocolos da Internet, em conjunto com a IETF. Segue a lista das registradores regionais (</text:span><text:a xlink:type="simple" xlink:href="https://www.iana.org/numbers" text:style-name="Internet_20_link" text:visited-style-name="Visited_20_Internet_20_Link"><text:span text:style-name="T25">https://www.iana.org/numbers</text:span></text:a><text:span text:style-name="T8">):</text:span>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58413286864">
          <table:table-cell table:style-name="Table1.A1" office:value-type="string">
            <text:p text:style-name="P22">AFRINIC</text:p>
          </table:table-cell>
          <table:table-cell table:style-name="Table1.A1" office:value-type="string">
            <text:p text:style-name="P20"><text:a xlink:type="simple" xlink:href="http://www.afrinic.net/" text:style-name="Internet_20_link" text:visited-style-name="Visited_20_Internet_20_Link"><text:span text:style-name="T32">http://www.afrinic.net/</text:span></text:a></text:p>
          </table:table-cell>
          <table:table-cell table:style-name="Table1.C1" office:value-type="string">
            <text:p text:style-name="P22">Africa Region</text:p>
          </table:table-cell>
        </table:table-row>
        <table:table-row table:style-name="TableLine94558405737264">
          <table:table-cell table:style-name="Table1.A2" office:value-type="string">
            <text:p text:style-name="P22">APNIC</text:p>
          </table:table-cell>
          <table:table-cell table:style-name="Table1.A2" office:value-type="string">
            <text:p text:style-name="P20"><text:a xlink:type="simple" xlink:href="http://www.apnic.net/" text:style-name="Internet_20_link" text:visited-style-name="Visited_20_Internet_20_Link"><text:span text:style-name="T32">http://www.apnic.net/</text:span></text:a></text:p>
          </table:table-cell>
          <table:table-cell table:style-name="Table1.C2" office:value-type="string">
            <text:p text:style-name="P22">Asia/Pacific Region</text:p>
          </table:table-cell>
        </table:table-row>
        <table:table-row table:style-name="TableLine94558399933952">
          <table:table-cell table:style-name="Table1.A2" office:value-type="string">
            <text:p text:style-name="P22">ARIN</text:p>
          </table:table-cell>
          <table:table-cell table:style-name="Table1.A2" office:value-type="string">
            <text:p text:style-name="P20"><text:a xlink:type="simple" xlink:href="http://www.arin.net/" text:style-name="Internet_20_link" text:visited-style-name="Visited_20_Internet_20_Link"><text:span text:style-name="T32">http://www.arin.net/</text:span></text:a></text:p>
          </table:table-cell>
          <table:table-cell table:style-name="Table1.C2" office:value-type="string">
            <text:p text:style-name="P22">Canada, USA, and some Caribbean Islands</text:p>
          </table:table-cell>
        </table:table-row>
        <table:table-row table:style-name="TableLine94558420888864">
          <table:table-cell table:style-name="Table1.A2" office:value-type="string">
            <text:p text:style-name="P22">LACNIC</text:p>
          </table:table-cell>
          <table:table-cell table:style-name="Table1.A2" office:value-type="string">
            <text:p text:style-name="P20"><text:a xlink:type="simple" xlink:href="http://www.lacnic.net/" text:style-name="Internet_20_link" text:visited-style-name="Visited_20_Internet_20_Link"><text:span text:style-name="T32">http://www.lacnic.net/</text:span></text:a></text:p>
          </table:table-cell>
          <table:table-cell table:style-name="Table1.C2" office:value-type="string">
            <text:p text:style-name="P22">Latin America and some Caribbean Islands</text:p>
          </table:table-cell>
        </table:table-row>
        <table:table-row table:style-name="TableLine94558392180400">
          <table:table-cell table:style-name="Table1.A2" office:value-type="string">
            <text:p text:style-name="P22">RIPE NCC</text:p>
          </table:table-cell>
          <table:table-cell table:style-name="Table1.A2" office:value-type="string">
            <text:p text:style-name="P20"><text:a xlink:type="simple" xlink:href="http://www.ripe.net/" text:style-name="Internet_20_link" text:visited-style-name="Visited_20_Internet_20_Link"><text:span text:style-name="T32">http://www.ripe.net/</text:span></text:a></text:p>
          </table:table-cell>
          <table:table-cell table:style-name="Table1.C2" office:value-type="string">
            <text:p text:style-name="P22">Europe, the Middle East, and Central Asia </text:p>
          </table:table-cell>
        </table:table-row>
      </table:table>
      <text:p text:style-name="P22"/>
      <text:p text:style-name="P21">Cada entidade registradora possui um local para pesquisa <text:span text:style-name="T22">WHOIS</text:span>, na qual podem ser encontradas informações sobre a pessoa/empresa/organização que registrou determinado endereço. As pesquisas são em sua maioria através de endereços IP.</text:p>
      <text:p text:style-name="P34"><text:soft-page-break/>Sugestão: pesquisar nomes e endereços IP.</text:p>
      <text:p text:style-name="P21"/>
      <text:p text:style-name="P35">1 – <text:span text:style-name="T49">Pesquisar quais são os principais serviços oferecidos pelo NIC para a Internet brasileira:</text:span></text:p>
      <text:p text:style-name="P31"/>
      <text:p text:style-name="P32">O IX.br é um serviço de troca de tráfego entre ISP participantes. No sítio <text:a xlink:type="simple" xlink:href="https://ix.br/sobre/" text:style-name="Internet_20_link" text:visited-style-name="Visited_20_Internet_20_Link">https://ix.br/sobre/</text:a> podem ser obtidas mais informações. <text:span text:style-name="T59">E no sítio do CEPTRO.br há um mapa com os sistemas autônomos (AS) em operação.</text:span></text:p>
      <text:p text:style-name="P21"/>
      <text:p text:style-name="P56">Rede acadêmica da RNP</text:p>
      <text:p text:style-name="P38"/>
      <text:p text:style-name="P38">As instituições acadêmicas e de pesquisa no Brasil (Universidades, Institutos, Faculdades, Organizações, etc) se ligam numa rede própria, que é gerenciada pela Rede Nacional de Ensino e Pesquisa (RNP), ligada ao Ministério da Ciência, Tecnologia, Inovações e Comunicações.</text:p>
      <text:p text:style-name="P38"/>
      <text:p text:style-name="P53"><text:span text:style-name="T3">A RNP </text:span><text:span text:style-name="T4">possui uma área de controle e disseminação de informações de tráfego em tempo real de toda a rede acadêmica. </text:span><text:span text:style-name="T5">Além disso, várias outras informações importantes relacionadas à rede acadêmica nacional</text:span><text:span text:style-name="T4">.</text:span></text:p>
      <text:p text:style-name="P63"/>
      <text:p text:style-name="P46"><text:span text:style-name="T9">- Estatísticas de tráfego: </text:span><text:a xlink:type="simple" xlink:href="https://memoria.rnp.br/ceo/trafego/" text:style-name="Internet_20_link" text:visited-style-name="Visited_20_Internet_20_Link"><text:span text:style-name="T25">https://memoria.rnp.br/ceo/trafego/</text:span></text:a></text:p>
      <text:p text:style-name="P53"><text:span text:style-name="T4">São encontrad</text:span><text:span text:style-name="T5">a</text:span><text:span text:style-name="T4">s essas </text:span><text:span text:style-name="T5">informações: <text:s/></text:span><text:span text:style-name="T6">troca de tráfego</text:span><text:span text:style-name="T5">, </text:span><text:span text:style-name="T6">panorama do tráfego </text:span><text:span text:style-name="T5">e </text:span><text:span text:style-name="T6">mapa do backbone RNP (rede Ipê)</text:span><text:span text:style-name="T5">.</text:span></text:p>
      <text:p text:style-name="P39"/>
      <text:p text:style-name="P46"><text:span text:style-name="T10">Para visualizar a topologia da rede acadêmica no estado de Santa Catarina, somente é necessário selecionar o respectivo estado no sítio a rede </text:span><text:a xlink:type="simple" xlink:href="https://memoria.rnp.br/ceo/trafego/" text:style-name="Internet_20_link" text:visited-style-name="Visited_20_Internet_20_Link"><text:span text:style-name="T25">https://memoria.rnp.br/ceo/trafego/</text:span></text:a><text:span text:style-name="T10">. </text:span><text:span text:style-name="T11"><text:s/>Há três gráficos: Link SC-RS, Link SC-RS e Link SC-PTT-Metro. Os dois primeiros são conexões com outros centros da RNP e o último é a conexão da RNP de SC com a rede comercial da Internet.</text:span></text:p>
      <text:p text:style-name="P38"/>
      <text:p text:style-name="P14"><text:span text:style-name="T38">A</text:span><text:span text:style-name="T37">lém disso, no sítio do </text:span><text:span text:style-name="T38">Ponto de Presença (POP) </text:span><text:span text:style-name="T39">da RNP em Santa Catarina é possível visualizar as diversas instituições que estão conectadas ao POP e a largura de banda e o uso dos respectivos </text:span><text:span text:style-name="T40">links</text:span><text:span text:style-name="T39"> de tráfego</text:span><text:span text:style-name="T38">. </text:span><text:span text:style-name="T39">Sítio em: </text:span><text:a xlink:type="simple" xlink:href="https://www.pop-sc.rnp.br/publico/monitoramento.php" text:style-name="Internet_20_link" text:visited-style-name="Visited_20_Internet_20_Link"><text:span text:style-name="T25">https://www.pop-sc.rnp.br/publico/monitoramento.php</text:span></text:a><text:span text:style-name="T38">. </text:span></text:p>
      <text:p text:style-name="P41"/>
      <text:p text:style-name="P43">2 – Qual o perfil de tráfego instantâneo de entrada/saída (in/out) do PoP-SC com o IX.br SC?</text:p>
      <text:p text:style-name="P41"/>
      <text:p text:style-name="P41"/>
      <text:p text:style-name="P44">3 – Identificar a qual nuvem de conexão a UFSC de Araranguá está conectada (as nuvens são também indicadoras do tipo de conexão). Qual o perfil de tráfego instantâneo de entrada/saída (in/out)? E, como está distribuído o perfil de tráfego durante o dia?</text:p>
      <text:p text:style-name="P42"/>
      <text:p text:style-name="P41"/>
      <text:p text:style-name="P58">Nomes da Internet e registro de domínios</text:p>
      <text:p text:style-name="P54">A Internet é uma interconexão de redes de computadores através do TCP/IP e o protocolo que permite que pacotes possam ser encaminhados pelos diversos caminhos é o IP. Trata-se de um número no sistema binário que consta de 32 bits, e que, usando o sistema decimal, leva à seguinte formação:</text:p>
      <text:p text:style-name="P54">a.b.c.d ,sendo, a, b, c e d números entre 0 e 255 (especificamente estes dois números são usados para situações particulares).</text:p>
      <text:p text:style-name="P48"><text:span text:style-name="T25">Portanto, o endereço IP do sítio da empresa do Google é 216.58.202.164 e que corresponde ao nome </text:span><text:a xlink:type="simple" xlink:href="http://www.google.com/" text:style-name="Internet_20_link" text:visited-style-name="Visited_20_Internet_20_Link"><text:span text:style-name="T25">www.google.com</text:span></text:a><text:span text:style-name="T25">. Então, a conexão do navegador com o nome </text:span><text:a xlink:type="simple" xlink:href="http://www.google.com/" text:style-name="Internet_20_link" text:visited-style-name="Visited_20_Internet_20_Link"><text:span text:style-name="T25">www.google.com</text:span></text:a><text:span text:style-name="T25"> ocorre através do endereço </text:span><text:soft-page-break/><text:span text:style-name="T25">IP, pois é esse número que os roteadores dos backbones usam para encontrar o caminho até a máquina responsável pelo serviço disponível em </text:span><text:a xlink:type="simple" xlink:href="http://www.google.com/" text:style-name="Internet_20_link" text:visited-style-name="Visited_20_Internet_20_Link"><text:span text:style-name="T25">www.google.com</text:span></text:a><text:span text:style-name="T25">. <text:s/></text:span></text:p>
      <text:p text:style-name="P54"/>
      <text:p text:style-name="P48"><text:span text:style-name="T25">Dessa forma, há necessidade de se converter o nome </text:span><text:a xlink:type="simple" xlink:href="http://www.google.com/" text:style-name="Internet_20_link" text:visited-style-name="Visited_20_Internet_20_Link"><text:span text:style-name="T25">www.google.com</text:span></text:a><text:span text:style-name="T25"> no endereço IP e isso fica a cargo do protocolo DNS. </text:span><text:span text:style-name="T27">Servidores DNS na Internet mantém uma tabela com a associação nome-endereço IP e <text:s/>organizações mundiais e regionais controlam esses nomes. No Brasil, a organização NIC através do Registro é a responsável por esse serviço. Especificamente, o Registro.br é o departamento do NIC.br responsável pelas atividades de registro e manutenção dos nomes de domínios que usam o .br. Também executam o serviço de distribuição de endereços IPv4 e IPv6 e de números de Sistemas Autônomos (ASN) no país.</text:span></text:p>
      <text:p text:style-name="P55"/>
      <text:p text:style-name="P57">Pesquisa Whois</text:p>
      <text:p text:style-name="P24"><text:span text:style-name="T17">Para encontrar a associação nome-endereço IP, usa-se um serviço de Internet conhecido como Whois, que retorna as informações relacionadas ao registro de um domínio. Então, nos sítios das organizações AFRINIC, APNIC, ARIN, LACNIC, RIPE NCC e nos sítio do Registro.br nacional é possível pesquisar usando Whois. </text:span><text:span text:style-name="T18">As organizações regionais e cada </text:span><text:span text:style-name="T20">entidade registradora nacional possui um local para pesquisa WHOIS, na qual podem ser encontradas informações sobre a pessoa/empresa/organização que registrou determinado endereço. As pesquisas são em sua maioria através de endereços IP.</text:span></text:p>
      <text:p text:style-name="P40"/>
      <text:p text:style-name="P16"><text:span text:style-name="T25">Tanto o sítio do Registro (Página inicial registro.br → Menu (Ferramentas) → Serviço de diretório whois ou no link direto: </text:span><text:a xlink:type="simple" xlink:href="https://registro.br/tecnologia/ferramentas/whois/" text:style-name="Internet_20_link" text:visited-style-name="Visited_20_Internet_20_Link"><text:span text:style-name="T25">https://registro.br/tecnologia/ferramentas/whois/</text:span></text:a><text:span text:style-name="T25"> ) permite </text:span><text:span text:style-name="T41">pesquisa de nomes registrado no Brasil</text:span><text:span text:style-name="T25"> (para sítios terminados em .br). Para nomes de outras regiões, usar algum dos registradores de Internet regional (</text:span><text:span text:style-name="T28">AFRINIC, APNIC, ARIN, LACNIC, RIPE</text:span><text:span text:style-name="T25">).</text:span></text:p>
      <text:p text:style-name="P40"/>
      <text:p text:style-name="P17"><text:span text:style-name="T42">4 – Pesquise por alguns nomes referentes aos seguintes endereços de internet: </text:span><text:a xlink:type="simple" xlink:href="https://ararangua.ufsc.br/" text:style-name="Internet_20_link" text:visited-style-name="Visited_20_Internet_20_Link"><text:span text:style-name="T42">https://ararangua.ufsc.br</text:span></text:a><text:span text:style-name="T42"> <text:s text:c="4"/></text:span><text:a xlink:type="simple" xlink:href="https://www.gov.br/pt-br" text:style-name="Internet_20_link" text:visited-style-name="Visited_20_Internet_20_Link"><text:span text:style-name="T42">https://www.gov.br</text:span></text:a><text:span text:style-name="T42">/ <text:s text:c="2"/></text:span><text:a xlink:type="simple" xlink:href="https://www.google.com/" text:style-name="Internet_20_link" text:visited-style-name="Visited_20_Internet_20_Link"><text:span text:style-name="T43">https://www.google.com</text:span></text:a><text:span text:style-name="T43"> <text:s text:c="2"/></text:span><text:a xlink:type="simple" xlink:href="https://www.amazon.com.br/" text:style-name="Internet_20_link" text:visited-style-name="Visited_20_Internet_20_Link"><text:span text:style-name="T43">https://www.amazon.com.br</text:span></text:a><text:span text:style-name="T43"> <text:s text:c="2"/></text:span><text:a xlink:type="simple" xlink:href="https://bb.com.br/" text:style-name="Internet_20_link" text:visited-style-name="Visited_20_Internet_20_Link"><text:span text:style-name="T43">https://bb.com.br</text:span></text:a><text:span text:style-name="T43"> <text:s/></text:span></text:p>
      <text:p text:style-name="P40"/>
      <text:p text:style-name="P18"><text:span text:style-name="T33">Em termos globais a organização </text:span><text:span text:style-name="T32">IANA </text:span><text:span text:style-name="T34">(</text:span><text:span text:style-name="T31">Internet Assigned Numbers Authoriry)</text:span><text:span text:style-name="T34"> </text:span><text:span text:style-name="T33">também é autoridade relacionada aos serviços relacionados a nomes de domínios. O sítio </text:span><text:a xlink:type="simple" xlink:href="https://www.iana.org/domains" text:style-name="Internet_20_link" text:visited-style-name="Visited_20_Internet_20_Link"><text:span text:style-name="T33">https://www.iana.org/domains</text:span></text:a><text:span text:style-name="T33"> <text:s/>contém informações sobre alocação </text:span><text:span text:style-name="T35">de nomes (</text:span><text:a xlink:type="simple" xlink:href="https://www.iana.org/domains/root/db" text:style-name="Internet_20_link" text:visited-style-name="Visited_20_Internet_20_Link"><text:span text:style-name="T35">https://www.iana.org/domains/root/db</text:span></text:a><text:span text:style-name="T35">), gerenciamento da zona de root do DNS, dentre outros. No endereço anterior também se encontram os nomes dos códigos de países, </text:span><text:span text:style-name="T36">por exemplo, o .br contém a seguinte informação: “.br <text:s/></text:span><text:span text:style-name="T30">country-code</text:span><text:span text:style-name="T36"> <text:s/>Comite Gestor da Internet no Brasil”.</text:span></text:p>
      <text:p text:style-name="P65"/>
      <text:p text:style-name="P19"><text:span text:style-name="T36">5 – </text:span><text:span text:style-name="T32">Que tipo de zona é o .com e quem é o responsável pela delegação de nomes pertecentes a esta zona?</text:span></text:p>
      <text:p text:style-name="P66"/>
      <text:p text:style-name="P66"/>
      <text:p text:style-name="P23"/>
      <text:p text:style-name="P36"><text:span text:style-name="T50">6</text:span><text:span text:style-name="T47"> <text:s/>- Pesquisar o responsável pelo seguinte domínio: </text:span><text:span text:style-name="T23">abc.xyz </text:span><text:span text:style-name="T21">Observações:</text:span></text:p>
      <text:p text:style-name="P25">a) Pesquisar o endereço IP do dom<text:span text:style-name="T47">í</text:span>nio <text:span text:style-name="T54">(sugestão: usar a ferramenta traceroute do Registro.br: </text:span><text:a xlink:type="simple" xlink:href="https://registro.br/tecnologia/ferramentas/traceroute/" text:style-name="Internet_20_link" text:visited-style-name="Visited_20_Internet_20_Link"><text:span text:style-name="T54">https://registro.br/tecnologia/ferramentas/traceroute/</text:span></text:a><text:span text:style-name="T54"> )</text:span>;</text:p>
      <text:p text:style-name="P26">b) <text:span text:style-name="T54">Pesquisar o responsável pelo domínio:</text:span></text:p>
      <text:p text:style-name="P26">- <text:span text:style-name="T54">Pode-se p</text:span>rocurar nos sítios regionais qu<text:span text:style-name="T47">em </text:span>é <text:span text:style-name="T47">o </text:span>responsável pelo registro; <text:span text:style-name="T54">ou</text:span></text:p>
      <text:p text:style-name="P26"><text:span text:style-name="T54">- Buscar na IANA quem é o responsável pelo .xyz e </text:span><text:span text:style-name="T55">através do sítio do responsável, procurar por serviço WHOIS</text:span><text:span text:style-name="T54"> </text:span><text:span text:style-name="T55">e fazer a pesquisa pelo endereço procurado; </text:span><text:span text:style-name="T57">ou</text:span></text:p>
      <text:p text:style-name="P26">- <text:s/><text:span text:style-name="T57">Usar o serviço de procura da ICANN </text:span><text:span text:style-name="T58">(</text:span><text:span text:style-name="T56">Internet Corporation for Assigned Names and Numbers</text:span><text:span text:style-name="T58">)</text:span><text:span text:style-name="T57"> (</text:span><text:a xlink:type="simple" xlink:href="https://lookup.icann.org/en/lookup" text:style-name="Internet_20_link" text:visited-style-name="Visited_20_Internet_20_Link"><text:span text:style-name="T57">https://lookup.icann.org/en/lookup</text:span></text:a><text:span text:style-name="T57">). Para saber mais sobre a ICANN: </text:span><text:a xlink:type="simple" xlink:href="https://youtu.be/e23H5vua6bU" text:style-name="Internet_20_link" text:visited-style-name="Visited_20_Internet_20_Link"><text:span text:style-name="T57">https://youtu.be/e23H5vua6bU</text:span></text:a><text:span text:style-name="T57"> </text:span></text:p>
      <text:p text:style-name="P25"/>
      <text:p text:style-name="P29"><text:soft-page-break/><text:span text:style-name="T52">7</text:span><text:span text:style-name="T53"> - </text:span><text:span text:style-name="T51"><text:s/>Usar o programa traceroute disponível a partir da página do sítio do Registro (registro.br) para obter o caminho até os três seguintes sítios</text:span>:</text:p>
      <text:p text:style-name="P29">a) <text:span text:style-name="T24">www.beehive.govt.nz</text:span></text:p>
      <text:p text:style-name="P27"><text:span text:style-name="T44">b) </text:span>www.utoronto.ca</text:p>
      <text:p text:style-name="P28"><text:span text:style-name="T44">c) </text:span>english.spbu.ru</text:p>
      <text:p text:style-name="P33">d) www.u-tokyo.ac.jp</text:p>
      <text:p text:style-name="P29"/>
      <text:p text:style-name="P29">Para cada um dos endereços obter: número de saltos; o(s) salto(s) que levou(varam) representam a maior diferença de tempo, comparado com saltos anteriores; a localização aproximada dos saltos (SOMENTE PARA AQUELES EM QUE FOR POSSÍVEL IDENTIFICAR CIDADE E/OU REGIÃO); localização do sítio. Realizar as medidas em dias diferentes, e informar se houve diferença ou não entre os saltos, e se houver, quais foram elas. Além disso, obter o órgão responsável pelo registro do domínio de alto nível (.nz, .ca, .ru) através de consulta ao sítio da IANA (conforme explicado acima).</text:p>
      <text:p text:style-name="P67"/>
      <text:p text:style-name="P67"/>
      <table:table table:name="Table3" table:style-name="Table3">
        <table:table-column table:style-name="Table3.A"/>
        <table:table-row table:style-name="TableLine94557877270384">
          <table:table-cell table:style-name="Table3.A1" office:value-type="string">
            <text:p text:style-name="P68">No Brasil foi criada uma legislação que trata da Internet <text:span text:style-name="T61">e é conhecida com Marco Civil da Internet. Ela pode ser encontrada em: </text:span><text:a xlink:type="simple" xlink:href="http://www.planalto.gov.br/CCIVIL_03/_Ato2011-2014/2014/Lei/L12965.htm" text:style-name="Internet_20_link" text:visited-style-name="Visited_20_Internet_20_Link"><text:span text:style-name="T61">http://www.planalto.gov.br/CCIVIL_03/_Ato2011-2014/2014/Lei/L12965.htm</text:span></text:a></text:p>
          </table:table-cell>
        </table:table-row>
      </table:table>
      <text:p text:style-name="P61"/>
      <text:p text:style-name="P62">8 - <text:s/>Com base nas informações da legislação e em outras fontes responda ao seguinte:</text:p>
      <text:p text:style-name="P61">Que tipo de legislação é o Marco Civil e qual a sua aplicabilidade (obrigatório ou não e para que situações)</text:p>
      <text:p text:style-name="P61">Quais os princípios da Internet elencados na legislação</text:p>
      <text:p text:style-name="P61">O provedor é obrigado a guardar dados de conexão. Quais são os requisitos de prazo, tipos de dados e segurança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1" svg:font-family="Mangal"/>
    <style:font-face style:name="TTE1A6E840t00" svg:font-family="TTE1A6E840t00, 'Times New Roman'"/>
    <style:font-face style:name="Times-Roman" svg:font-family="Times-Roman, 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cofont Vera Sans" svg:font-family="'Ecofont Vera Sans'" style:font-family-generic="swiss" style:font-pitch="variable"/>
    <style:font-face style:name="Liberation Sans" svg:font-family="'Liberation Sans'" style:font-family-generic="swiss" style:font-pitch="variable"/>
    <style:font-face style:name="Spranq eco sans" svg:font-family="'Spranq ec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2z0" style:family="text">
      <style:text-properties fo:color="#000000" style:font-name="Symbol" fo:font-family="Symbol" style:font-family-generic="roman" style:font-pitch="variable" fo:font-size="11pt" fo:font-style="italic" fo:font-weight="bold" style:font-name-asian="Times New Roman" style:font-family-asian="'Times New Roman'" style:font-family-generic-asian="roman" style:font-pitch-asian="variable" style:font-size-asian="11pt" style:font-style-asian="italic" style:font-weight-asian="bold" style:font-name-complex="Symbol" style:font-family-complex="Symbol" style:font-family-generic-complex="roman" style:font-pitch-complex="variable" style:font-size-complex="11pt" style:language-complex="zxx" style:country-complex="none" style:font-style-complex="italic" style:font-weight-complex="bold"/>
    </style:style>
    <style:style style:name="WW8Num2z1" style:family="text">
      <style:text-properties fo:color="#000000" style:font-name="Ecofont Vera Sans" fo:font-family="'Ecofont Vera Sans'" style:font-family-generic="swiss" style:font-pitch="variable" fo:font-size="11pt" style:font-size-asian="11pt" style:font-name-complex="Ecofont Vera Sans" style:font-family-complex="'Ecofont Vera Sans'" style:font-family-generic-complex="swiss" style:font-pitch-complex="variable" style:font-size-complex="11pt"/>
    </style:style>
    <style:style style:name="WW8Num2z2" style:family="text">
      <style:text-properties fo:color="#000000" style:font-name="Ecofont Vera Sans" fo:font-family="'Ecofont Vera Sans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Ecofont Vera Sans" style:font-family-complex="'Ecofont Vera Sans'" style:font-family-generic-complex="swiss" style:font-pitch-complex="variable" style:font-size-complex="11pt" style:language-complex="zxx" style:country-complex="none" style:font-weight-complex="bold"/>
    </style:style>
    <style:style style:name="WW8Num2z3" style:family="text">
      <style:text-properties fo:color="#000000" style:font-name="Ecofont Vera Sans" fo:font-family="'Ecofont Vera Sans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Ecofont Vera Sans" style:font-family-complex="'Ecofont Vera Sans'" style:font-family-generic-complex="swiss" style:font-pitch-complex="variable" style:font-size-complex="11pt" style:font-weight-complex="bold"/>
    </style:style>
    <style:style style:name="WW8Num2z4" style:family="text"/>
    <style:style style:name="WW8Num2z5" style:family="text">
      <style:text-properties fo:color="#ff0000" style:font-name="Ecofont Vera Sans" fo:font-family="'Ecofont Vera Sans'" style:font-family-generic="swiss" style:font-pitch="variable" fo:font-size="11pt" style:font-name-asian="Ecofont Vera Sans" style:font-family-asian="'Ecofont Vera Sans'" style:font-family-generic-asian="swiss" style:font-pitch-asian="variable" style:font-size-asian="11pt" style:font-name-complex="Ecofont Vera Sans" style:font-family-complex="'Ecofont Vera Sans'" style:font-family-generic-complex="swiss" style:font-pitch-complex="variable" style:font-size-complex="11pt"/>
    </style:style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115da9" style:font-size-asian="12pt" style:font-weight-asian="bold" style:font-name-complex="Spranq eco sans" style:font-size-complex="12pt" style:font-weight-complex="bold"/>
    </style:style>
    <style:style style:name="MP2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paragraph-rsid="000fcbfd" style:font-size-asian="12pt" style:font-weight-asian="bold" style:font-name-complex="Spranq eco sans" style:font-size-complex="12pt" style:font-weight-complex="bold"/>
    </style:style>
    <style:style style:name="MP3" style:family="paragraph" style:parent-style-name="Text_20_body">
      <style:paragraph-properties fo:margin-top="0cm" fo:margin-bottom="0cm" loext:contextual-spacing="false" style:line-height-at-least="0.176cm" fo:text-align="end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6pt" fo:font-weight="bold" officeooo:rsid="00156b7c" officeooo:paragraph-rsid="00156b7c" style:font-size-asian="16pt" style:font-weight-asian="bold" style:font-name-complex="Spranq eco sans" style:font-size-complex="16pt" style:font-weight-complex="bold"/>
    </style:style>
    <style:style style:name="MP4" style:family="paragraph" style:parent-style-name="Text_20_body">
      <style:paragraph-properties fo:margin-top="0cm" fo:margin-bottom="0cm" loext:contextual-spacing="false" style:line-height-at-least="0.176cm"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Liberation Serif" fo:font-size="12pt" fo:font-weight="bold" officeooo:rsid="000fcbfd" officeooo:paragraph-rsid="0005593b" style:font-size-asian="12pt" style:font-weight-asian="bold" style:font-name-complex="Spranq eco sans" style:font-size-complex="12pt" style:font-weight-complex="bold"/>
    </style:style>
    <style:style style:name="MP5" style:family="paragraph" style:parent-style-name="Footer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/>
      <style:text-properties style:font-name="Arial" fo:font-size="10pt" officeooo:paragraph-rsid="0007ddb6" style:font-size-asian="10pt" style:font-name-complex="Arial" style:font-size-complex="10pt"/>
    </style:style>
    <style:style style:name="MP6" style:family="paragraph" style:parent-style-name="Footer">
      <style:text-properties style:font-name="Ecofont Vera Sans" fo:font-size="10pt" officeooo:paragraph-rsid="0007ddb6" style:font-size-asian="10pt" style:font-name-complex="Ecofont Vera Sans" style:font-size-complex="10pt"/>
    </style:style>
    <style:style style:name="MP7" style:family="paragraph" style:parent-style-name="Footer">
      <style:text-properties style:font-name="Ecofont Vera Sans" fo:font-size="10pt" officeooo:paragraph-rsid="0007ddb6" style:font-name-asian="Ecofont Vera Sans" style:font-size-asian="10pt" style:font-name-complex="Ecofont Vera Sans" style:font-size-complex="10pt"/>
    </style:style>
    <style:style style:name="MP8" style:family="paragraph" style:parent-style-name="Standard">
      <style:text-properties officeooo:paragraph-rsid="0007ddb6"/>
    </style:style>
    <style:style style:name="MT1" style:family="text">
      <style:text-properties officeooo:rsid="004d1fb6"/>
    </style:style>
    <style:style style:name="MT2" style:family="text">
      <style:text-properties officeooo:rsid="00686ed5"/>
    </style:style>
    <style:style style:name="MT3" style:family="text">
      <style:text-properties officeooo:rsid="002dae8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35cm" style:distance-before-sep="0.101cm" style:distance-after-sep="0.101cm" style:line-style="solid" style:adjustment="center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0.081cm" svg:y="0.233cm" svg:width="6.158cm" svg:height="1.679cm" draw:z-index="3"><draw:image xlink:href="Pictures/10000201000004C10000014C6949BDD1AA5487DB.png" xlink:type="simple" xlink:show="embed" xlink:actuate="onLoad" loext:mime-type="image/png"/></draw:frame></text:p>
        <text:p text:style-name="MP2"/>
        <text:p text:style-name="MP3"><text:span text:style-name="MT1">Tarefa</text:span> <text:span text:style-name="MT2">Avaliativa </text:span><text:span text:style-name="MT3">I</text:span></text:p>
        <text:p text:style-name="MP4"/>
      </style:header>
      <style:footer>
        <text:p text:style-name="MP5"/>
        <text:p text:style-name="MP6"/>
        <text:p text:style-name="MP7"><text:s text:c="35"/>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3-18T14:14:52.508000000</meta:creation-date>
    <dc:date>2022-05-16T22:06:54.379164059</dc:date>
    <meta:editing-duration>P3DT17H16M56S</meta:editing-duration>
    <meta:editing-cycles>38</meta:editing-cycles>
    <meta:generator>LibreOffice/6.4.7.2$Linux_X86_64 LibreOffice_project/40$Build-2</meta:generator>
    <meta:print-date>2018-12-14T00:17:09.922506112</meta:print-date>
    <meta:document-statistic meta:table-count="3" meta:image-count="1" meta:object-count="0" meta:page-count="4" meta:paragraph-count="70" meta:word-count="1370" meta:character-count="9278" meta:non-whitespace-character-count="7897"/>
  </office:meta>
</office:document-meta>
</file>